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1">
      <style:paragraph-properties fo:margin-left="1.27cm" fo:margin-right="0cm" fo:text-indent="0.635cm" style:auto-text-indent="false"/>
    </style:style>
    <style:style style:name="P3" style:family="paragraph" style:parent-style-name="Standard" style:list-style-name="WWNum1">
      <style:paragraph-properties fo:margin-left="2.54cm" fo:margin-right="0cm" fo:text-indent="1.905cm" style:auto-text-indent="false"/>
    </style:style>
    <style:style style:name="P4" style:family="paragraph" style:parent-style-name="Standard" style:list-style-name="WWNum1">
      <style:paragraph-properties fo:margin-left="1.251cm" fo:margin-right="0cm" fo:text-indent="0.635cm" style:auto-text-indent="false"/>
    </style:style>
    <style:style style:name="P5" style:family="paragraph" style:parent-style-name="Standard" style:list-style-name="WWNum1">
      <style:paragraph-properties fo:margin-left="2.501cm" fo:margin-right="0cm" fo:text-indent="1.905cm" style:auto-text-indent="false"/>
    </style:style>
    <style:style style:name="P6" style:family="paragraph" style:parent-style-name="Standard">
      <style:paragraph-properties fo:margin-left="2.501cm" fo:margin-right="0cm" fo:text-indent="0.635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CESO</text:span>.</text:p>
      <text:list xml:id="list570818652729924771" text:style-name="WWNum1">
        <text:list-item>
          <text:p text:style-name="P2">Selección de Tema: Testing. Proceso TDD (Desarrollo guiado por pruebas)</text:p>
        </text:list-item>
        <text:list-item>
          <text:p text:style-name="P2">Investigación sobre la Temática TDD. </text:p>
          <text:list>
            <text:list-item>
              <text:p text:style-name="P3">Algunas prácticas en la temática. Libro Carlos Ble.</text:p>
            </text:list-item>
          </text:list>
        </text:list-item>
        <text:list-item>
          <text:p text:style-name="P2">Selección de Problema a resolver.</text:p>
          <text:list>
            <text:list-item>
              <text:p text:style-name="P3">Localización de Posibles Usuarios.</text:p>
            </text:list-item>
          </text:list>
        </text:list-item>
        <text:list-item>
          <text:p text:style-name="P2">Planificación TFA. Redacción Formulario.</text:p>
        </text:list-item>
        <text:list-item>
          <text:p text:style-name="P2">Listado de funcionalidades deseadas.</text:p>
        </text:list-item>
        <text:list-item>
          <text:p text:style-name="P2">Construcción del ERS.</text:p>
          <text:list>
            <text:list-item>
              <text:p text:style-name="P3">Redacción Secciones.</text:p>
            </text:list-item>
            <text:list-item>
              <text:p text:style-name="P3">Acomodar Funcionalidades en Requerimientos.</text:p>
            </text:list-item>
          </text:list>
        </text:list-item>
        <text:list-item>
          <text:p text:style-name="P2">Construcción de Canvas Model. Modelo de Negocio.</text:p>
          <text:list>
            <text:list-item>
              <text:p text:style-name="P3">Completar Formulario Beca Jóvenes Graduados.</text:p>
            </text:list-item>
            <text:list-item>
              <text:p text:style-name="P3">Planificación Proyecto. Fecha Límite: <text:span text:style-name="T1">Marzo</text:span>.</text:p>
            </text:list-item>
          </text:list>
        </text:list-item>
        <text:list-item>
          <text:p text:style-name="P4">Diseño de afuera hacia adentro.</text:p>
          <text:list>
            <text:list-item>
              <text:p text:style-name="P5">Diseño prototipo de Interfaces. (Mookup)</text:p>
            </text:list-item>
            <text:list-item>
              <text:p text:style-name="P5">Construcción de Historias de Usuario.</text:p>
            </text:list-item>
            <text:list-item>
              <text:p text:style-name="P5">Construcción de Escenarios.</text:p>
            </text:list-item>
            <text:list-item>
              <text:p text:style-name="P5">Construcción de Ejemplos.</text:p>
            </text:list-item>
          </text:list>
        </text:list-item>
      </text:list>
      <text:p text:style-name="P6"/>
      <text:list xml:id="list210359016619720" text:continue-numbering="true" text:style-name="WWNum1">
        <text:list-item>
          <text:p text:style-name="P4">Selección de Tecnología: Ruby on Rails.</text:p>
          <text:list>
            <text:list-item>
              <text:p text:style-name="P3">Investigación sobre la tecnología. </text:p>
            </text:list-item>
            <text:list-item>
              <text:p text:style-name="P3">Investigación Testing unitario en Ruby. (xUnit, RSpec, MiniTest)</text:p>
            </text:list-item>
            <text:list-item>
              <text:p text:style-name="P3">Investigación sobre TDD.</text:p>
            </text:list-item>
            <text:list-item>
              <text:p text:style-name="P3">Investigación sobre BDD y especificaciones por ejemplos.</text:p>
            </text:list-item>
            <text:list-item>
              <text:p text:style-name="P3">Curso SaaS. Berkeley.</text:p>
            </text:list-item>
          </text:list>
        </text:list-item>
        <text:list-item>
          <text:p text:style-name="P2">Creación de repositorio de código.</text:p>
        </text:list-item>
        <text:list-item>
          <text:p text:style-name="P2">Codificación de Ejemplos siguiendo BDD.</text:p>
        </text:list-item>
        <text:list-item>
          <text:p text:style-name="P1">Codificación de Ejemplos siguiendo metodología TDD en Ruby</text:p>
        </text:list-item>
        <text:list-item>
          <text:p text:style-name="P2">Diseño de Interfaces.</text:p>
        </text:list-item>
        <text:list-item>
          <text:p text:style-name="P2">Codificación FrontEnd.</text:p>
        </text:list-item>
        <text:list-item>
          <text:p text:style-name="P2">Codificación BackEnd.</text:p>
        </text:list-item>
        <text:list-item>
          <text:p text:style-name="P2">Integración continu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AR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.212cm" style:contextual-spacing="false" style:line-height-at-least="0.176cm" fo:text-align="start" style:justify-single-word="false" fo:orphans="0" fo:widows="0" fo:hyphenation-ladder-count="no-limit" style:writing-mode="lr-tb"/>
      <style:text-properties fo:color="#00000a" style:font-name="Liberation Serif1" fo:font-family="'Liberation Serif'" style:font-family-generic="swiss" style:font-pitch="variable" fo:font-size="18pt" fo:language="es" fo:country="AR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635cm" fo:margin-bottom="0.141cm" style:contextual-spacing="false" style:line-height-at-least="0.176cm" fo:text-align="start" style:justify-single-word="false" fo:orphans="0" fo:widows="0" fo:hyphenation-ladder-count="no-limit" style:writing-mode="lr-tb"/>
      <style:text-properties fo:color="#00000a" style:font-name="Liberation Serif1" fo:font-family="'Liberation Serif'" style:font-family-generic="swiss" style:font-pitch="variable" fo:font-size="14pt" fo:language="es" fo:country="AR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94cm" fo:margin-bottom="0.14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2pt" fo:language="es" fo:country="AR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423cm" fo:margin-bottom="0.07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1pt" fo:language="es" fo:country="AR" fo:font-style="italic" style:font-name-asian="Droid Sans Fallback" style:font-family-asian="'Droid Sans Fallback'" style:font-family-generic-asian="system" style:font-pitch-asian="variable" style:font-size-asian="11pt" style:language-asian="zh" style:country-asian="CN" style:font-style-asian="italic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388cm" fo:margin-bottom="0.07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0pt" fo:language="es" fo:country="AR" fo:font-weight="bold" style:font-name-asian="Droid Sans Fallback" style:font-family-asian="'Droid Sans Fallback'" style:font-family-generic-asian="system" style:font-pitch-asian="variable" style:font-size-asian="10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353cm" fo:margin-bottom="0.07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0pt" fo:language="es" fo:country="AR" fo:font-style="italic" style:font-name-asian="Droid Sans Fallback" style:font-family-asian="'Droid Sans Fallback'" style:font-family-generic-asian="system" style:font-pitch-asian="variable" style:font-size-asian="10pt" style:language-asian="zh" style:country-asian="CN" style:font-style-asian="italic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s" fo:country="A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847cm" fo:margin-bottom="0.212cm" style:contextual-spacing="false" style:line-height-at-least="0.176cm" fo:text-align="center" style:justify-single-word="false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LO-normal" style:default-outline-level="" style:class="chapter">
      <style:paragraph-properties fo:margin-top="0.635cm" fo:margin-bottom="0.141cm" style:contextual-spacing="false" style:line-height-at-least="0.176cm" fo:text-align="center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1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0.499cm" fo:margin-right="0.499cm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AR</dc:language>
    <meta:editing-cycles>0</meta:editing-cycles>
    <dc:title>Proceso VoxDei.docx</dc:title>
    <meta:editing-duration>P0D</meta:editing-duration>
    <meta:generator>LibreOffice/4.2.4.2$Linux_x86 LibreOffice_project/420m0$Build-2</meta:generator>
    <meta:document-statistic meta:table-count="0" meta:image-count="0" meta:object-count="0" meta:page-count="1" meta:paragraph-count="32" meta:word-count="177" meta:character-count="1183" meta:non-whitespace-character-count="1067"/>
  </office:meta>
</office:document-meta>
</file>